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780f2"/>
    </style:style>
    <style:style style:name="P4" style:family="paragraph" style:parent-style-name="Standard">
      <style:text-properties fo:font-style="italic" officeooo:rsid="001f6550" officeooo:paragraph-rsid="001f6550" style:font-style-asian="italic" style:font-style-complex="italic"/>
    </style:style>
    <style:style style:name="P5" style:family="paragraph" style:parent-style-name="Standard">
      <style:text-properties officeooo:rsid="0020737d" officeooo:paragraph-rsid="0020737d"/>
    </style:style>
    <style:style style:name="P6" style:family="paragraph" style:parent-style-name="Standard">
      <style:text-properties officeooo:rsid="0020737d" officeooo:paragraph-rsid="002109dd"/>
    </style:style>
    <style:style style:name="P7" style:family="paragraph" style:parent-style-name="Standard">
      <style:text-properties officeooo:rsid="0020737d" officeooo:paragraph-rsid="0024a395"/>
    </style:style>
    <style:style style:name="P8" style:family="paragraph" style:parent-style-name="Standard">
      <style:text-properties officeooo:rsid="0020737d" officeooo:paragraph-rsid="002780f2"/>
    </style:style>
    <style:style style:name="P9" style:family="paragraph" style:parent-style-name="Standard">
      <style:text-properties officeooo:rsid="0023c65e" officeooo:paragraph-rsid="0023c65e"/>
    </style:style>
    <style:style style:name="P10" style:family="paragraph" style:parent-style-name="Standard">
      <style:text-properties officeooo:rsid="0023c65e" officeooo:paragraph-rsid="0029b461"/>
    </style:style>
    <style:style style:name="P11" style:family="paragraph" style:parent-style-name="Standard">
      <style:text-properties officeooo:rsid="0023f28b" officeooo:paragraph-rsid="0021c98c"/>
    </style:style>
    <style:style style:name="P12" style:family="paragraph" style:parent-style-name="Standard">
      <style:text-properties officeooo:rsid="0023f28b" officeooo:paragraph-rsid="0023f28b"/>
    </style:style>
    <style:style style:name="P13" style:family="paragraph" style:parent-style-name="Standard">
      <style:text-properties officeooo:rsid="002af97f" officeooo:paragraph-rsid="002af97f"/>
    </style:style>
    <style:style style:name="P14" style:family="paragraph" style:parent-style-name="Title">
      <style:text-properties officeooo:rsid="00254555" officeooo:paragraph-rsid="0023f28b"/>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style:text-position="0% 100%" officeooo:rsid="0029b461"/>
    </style:style>
    <style:style style:name="T18" style:family="text">
      <style:text-properties style:text-position="0% 100%" officeooo:rsid="002c83a3"/>
    </style:style>
    <style:style style:name="T19" style:family="text">
      <style:text-properties fo:font-style="italic" style:font-style-asian="italic" style:font-style-complex="italic"/>
    </style:style>
    <style:style style:name="T20" style:family="text">
      <style:text-properties fo:font-style="italic" officeooo:rsid="00254555" style:font-style-asian="italic" style:font-style-complex="italic"/>
    </style:style>
    <style:style style:name="T21" style:family="text">
      <style:text-properties officeooo:rsid="002109dd"/>
    </style:style>
    <style:style style:name="T22" style:family="text">
      <style:text-properties officeooo:rsid="0021c98c"/>
    </style:style>
    <style:style style:name="T23" style:family="text">
      <style:text-properties officeooo:rsid="0023c65e"/>
    </style:style>
    <style:style style:name="T24" style:family="text">
      <style:text-properties officeooo:rsid="0023f28b"/>
    </style:style>
    <style:style style:name="T25" style:family="text">
      <style:text-properties officeooo:rsid="0024a395"/>
    </style:style>
    <style:style style:name="T26" style:family="text">
      <style:text-properties officeooo:rsid="00254555"/>
    </style:style>
    <style:style style:name="T27" style:family="text">
      <style:text-properties officeooo:rsid="002631ac"/>
    </style:style>
    <style:style style:name="T28" style:family="text">
      <style:text-properties officeooo:rsid="002780f2"/>
    </style:style>
    <style:style style:name="T29" style:family="text">
      <style:text-properties officeooo:rsid="002873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uantum Information Flux</text:p>
      <text:p text:style-name="P2">by Sven Nilsen, 2020</text:p>
      <text:p text:style-name="P1"/>
      <text:p text:style-name="P4">In this paper I conjecture that <text:span text:style-name="T26">the flux of quantum information is related to partial observations</text:span>.</text:p>
      <text:p text:style-name="P1"/>
      <text:p text:style-name="P3">In discussions with Adam Nemecek, we talked about the measurement problem and how <text:span text:style-name="T27">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8">by random basis vectors</text:span> in the expanded product `𝜓𝜓<text:span text:style-name="T1">*</text:span>` <text:span text:style-name="T28">of `</text:span>𝜓<text:span text:style-name="T28">`</text:span>. <text:span text:style-name="T4">Over time, these complex probability amplitudes converges to real probabilities.</text:span></text:p>
      <text:p text:style-name="P1"/>
      <text:p text:style-name="P3">I assume that at an instant, there is no way to extract more bits of information from an experiment than the bits that make up the experiment itself (see paper “Instant Quantum Partial Observations”).</text:p>
      <text:p text:style-name="P3"/>
      <text:p text:style-name="P13">Here is a summary:</text:p>
      <text:p text:style-name="P3"/>
      <text:p text:style-name="P3"><text:tab/><text:span text:style-name="T4">g </text:span><text:span text:style-name="T10">· f<text:tab/><text:tab/><text:tab/>`g` is a partial observation of a semi quantum function `f`</text:span></text:p>
      <text:p text:style-name="P3"/>
      <text:p text:style-name="P3"><text:tab/><text:span text:style-name="T21">f : () → 𝔹</text:span><text:span text:style-name="T2">n</text:span><text:span text:style-name="T21"><text:tab/><text:tab/>`f` generates bits of information</text:span></text:p>
      <text:p text:style-name="P3"><text:span text:style-name="T21"><text:tab/>|∃</text:span><text:span text:style-name="T6">pc</text:span><text:span text:style-name="T21">f| &lt;=&gt; ∃</text:span><text:span text:style-name="T6">p</text:span><text:span text:style-name="T21">f<text:tab/><text:tab/>`f` is semi quantum (all amplitudes of same length)</text:span></text:p>
      <text:p text:style-name="P3"><text:tab/><text:span text:style-name="T21">∃</text:span><text:span text:style-name="T6">pc</text:span><text:span text:style-name="T21">f &lt;=&gt; </text:span>𝜓<text:tab/><text:tab/><text:span text:style-name="T21">The complex probabilistic path of `f` is the wave function</text:span><text:tab/><text:tab/><text:tab/></text:p>
      <text:p text:style-name="P3"><text:span text:style-name="T21"><text:tab/>g : 𝔹</text:span><text:span text:style-name="T2">n</text:span><text:span text:style-name="T21"> → 𝔹</text:span><text:span text:style-name="T2">m</text:span><text:span text:style-name="T21"><text:tab/><text:tab/>m &lt; n<text:tab/><text:tab/>`g` removes some information</text:span></text:p>
      <text:p text:style-name="P3"/>
      <text:p text:style-name="P13">When `m = 1`:</text:p>
      <text:p text:style-name="P3"/>
      <text:p text:style-name="P3"><text:tab/><text:span text:style-name="T22">(x</text:span><text:span text:style-name="T7">0</text:span><text:span text:style-name="T22">x</text:span><text:span text:style-name="T7">2</text:span><text:span text:style-name="T3">*</text:span><text:span text:style-name="T22">, x</text:span><text:span text:style-name="T7">2</text:span><text:span text:style-name="T22">x</text:span><text:span text:style-name="T7">3</text:span><text:span text:style-name="T3">*</text:span><text:span text:style-name="T22">) : ℂ ⨯ ℂ<text:tab/><text:tab/><text:tab/><text:tab/>Sampling of propagated basis vectors</text:span></text:p>
      <text:p text:style-name="P3"><text:tab/><text:span text:style-name="T22">g(0) = g(2)<text:tab/>g(1) = g(3)<text:tab/>g(0) &lt; g(2)<text:tab/>Constraints for an instant measurement</text:span></text:p>
      <text:p text:style-name="P3"><text:tab/><text:span text:style-name="T22">[0, 1, 2, 3] : ?ℕ<text:tab/><text:tab/><text:tab/><text:tab/>Higher order non-deterministic natural numbers</text:span></text:p>
      <text:p text:style-name="P3"/>
      <text:p text:style-name="P8">This is because in the computational complexity class of such observations, the oracle “erases” the information about the semi quantum wave function, by taking every <text:span text:style-name="T29">path</text:span> with equal probability, such that the number of bits extracted, equals the number of bits from the output of the partial observation.</text:p>
      <text:p text:style-name="P1"/>
      <text:p text:style-name="P5">Furthermore, I assume that for measurements over time, it is not possible to extract more bits than the <text:span text:style-name="T23">bits of partial observations times</text:span> sum of instant moments (measured in Planck time units):</text:p>
      <text:p text:style-name="P5"/>
      <text:p text:style-name="P7"><text:tab/><text:span text:style-name="T24">d</text:span><text:span text:style-name="T19">I</text:span> /<text:span text:style-name="T9"> </text:span>dt =<text:span text:style-name="T9"> </text:span><text:span text:style-name="T15">k </text:span><text:span text:style-name="T9">· log</text:span><text:span text:style-name="T5">2</text:span><text:span text:style-name="T9">(|∃g|) · t</text:span><text:span text:style-name="T5">p</text:span><text:span text:style-name="T9"><text:tab/><text:tab/></text:span><text:span text:style-name="T15">Where `k` is some constant</text:span></text:p>
      <text:p text:style-name="P6"/>
      <text:p text:style-name="P6"><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5"><text:span text:style-name="T9"><text:tab/></text:span><text:span text:style-name="T11">dt = Change in time</text:span></text:p>
      <text:p text:style-name="P5"><text:span text:style-name="T11"><text:tab/>t</text:span><text:span text:style-name="T6">p</text:span><text:span text:style-name="T11"> = Planck time </text:span><text:span text:style-name="T18">(or a corresponding discretized unit of time)</text:span></text:p>
      <text:p text:style-name="P6"><text:span text:style-name="T11"><text:tab/></text:span><text:span text:style-name="T9">∃g </text:span><text:span text:style-name="T11">= Existential path of </text:span><text:span text:style-name="T14">partial observation </text:span><text:span text:style-name="T11">`g` (codomain predicate function)</text:span></text:p>
      <text:p text:style-name="P11"/>
      <text:p text:style-name="P12">Written in integral form, <text:span text:style-name="T25">one can relate total quantum information with partial observations in the past</text:span>:</text:p>
      <text:p text:style-name="P9"/>
      <text:p text:style-name="P10"><text:tab/><text:span text:style-name="T20">I</text:span><text:span text:style-name="T26"> = </text:span><text:span text:style-name="T15">k </text:span><text:span text:style-name="T10">· t</text:span><text:span text:style-name="T8">p</text:span><text:span text:style-name="T10"> </text:span><text:span text:style-name="T9">·</text:span><text:span text:style-name="T10"> </text:span><text:span text:style-name="T9">∫ </text:span><text:span text:style-name="T10">log</text:span><text:span text:style-name="T8">2</text:span><text:span text:style-name="T10">(|∃g|) </text:span><text:span text:style-name="T17">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3T16:19:55.724937000</dc:date>
    <meta:editing-duration>PT15M51S</meta:editing-duration>
    <meta:editing-cycles>7</meta:editing-cycles>
    <meta:generator>LibreOffice/5.1.2.2$MacOSX_X86_64 LibreOffice_project/d3bf12ecb743fc0d20e0be0c58ca359301eb705f</meta:generator>
    <meta:document-statistic meta:table-count="0" meta:image-count="0" meta:object-count="0" meta:page-count="1" meta:paragraph-count="24" meta:word-count="385" meta:character-count="2267" meta:non-whitespace-character-count="1875"/>
  </office:meta>
</office:document-meta>
</file>